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top" draw:auto-grow-height="false" fo:min-height="0.766cm" fo:min-width="4.58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min-height="4.576cm" fo:min-width="4.58cm"/>
      <style:paragraph-properties style:writing-mode="lr-tb"/>
    </style:style>
    <style:style style:name="gr4" style:family="graphic" style:parent-style-name="standard">
      <style:graphic-properties draw:fill="solid" draw:fill-color="#fff5ce" draw:textarea-horizontal-align="justify" draw:textarea-vertical-align="top" draw:auto-grow-height="false" fo:min-height="2.544cm" fo:min-width="4.07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0.746cm" fo:min-width="4.58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top" draw:auto-grow-height="false" fo:min-height="1.848cm" fo:min-width="4.58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 style:list-style-name="L1">
      <style:graphic-properties draw:fill="solid" draw:fill-color="#ffffff" draw:textarea-horizontal-align="justify" draw:textarea-vertical-align="top" draw:auto-grow-height="false" fo:min-height="1.848cm" fo:min-width="4.5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0.746cm" fo:min-width="2.556cm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top" draw:auto-grow-height="false" fo:min-height="1.848cm" fo:min-width="2.556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ff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5c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start"/>
      <style:text-properties fo:color="#ff0000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 draw:fill-color="#ffffff"/>
      <style:paragraph-properties fo:text-align="start"/>
      <style:text-properties fo:color="#ff0000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4000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a933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jet IOTIA – Batiment Inteligent <text:tab/><text:tab/>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ommunication entre les éléments du réseau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. Les éléments comunicants </text:p>
              </text:list-item>
              <text:list-item>
                <text:p>II. La collecte de données </text:p>
              </text:list-item>
              <text:list-item>
                <text:p>III. Configuration réseau</text:p>
              </text:list-item>
              <text:list-item>
                <text:p>IV. Le protocole MQT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s éléments communiquants</text:p>
          </draw:text-box>
        </draw:frame>
        <draw:custom-shape draw:style-name="gr2" draw:text-style-name="P2" draw:layer="layout" svg:width="5.08cm" svg:height="1.016cm" svg:x="0.508cm" svg:y="4.572cm">
          <text:p text:style-name="P2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826cm" svg:x="0.508cm" svg:y="5.5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572cm" svg:height="2.794cm" svg:x="0.762cm" svg:y="6.8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0.996cm" svg:x="11.16cm" svg:y="12.954cm">
          <text:p text:style-name="P2"><text:span text:style-name="T1">Serveur DHC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2.098cm" svg:x="11.16cm" svg:y="13.95cm">
          <text:p text:style-name="P3"><text:span text:style-name="T2">MAC(XX:XX:..:XX)</text:span></text:p>
          <text:p text:style-name="P3"><text:span text:style-name="T6">IP statiqu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0.508cm" svg:y="4.572cm">
          <text:p text:style-name="P2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826cm" svg:x="0.508cm" svg:y="5.5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572cm" svg:height="2.794cm" svg:x="0.762cm" svg:y="6.8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108cm" svg:y="5.072cm">
          <text:p text:style-name="P2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826cm" svg:x="1.108cm" svg:y="6.0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572cm" svg:height="2.794cm" svg:x="1.362cm" svg:y="7.3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108cm" svg:y="5.072cm">
          <text:p text:style-name="P2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826cm" svg:x="1.108cm" svg:y="6.0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572cm" svg:height="2.794cm" svg:x="1.362cm" svg:y="7.3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708cm" svg:y="5.572cm">
          <text:p text:style-name="P2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826cm" svg:x="1.708cm" svg:y="6.5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572cm" svg:height="2.794cm" svg:x="1.962cm" svg:y="7.8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708cm" svg:y="5.572cm">
          <text:p text:style-name="P2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826cm" svg:x="1.708cm" svg:y="6.588cm">
          <text:p text:style-name="P3"><text:span text:style-name="T2">MAC(XX:XX:XX:XX)</text:span></text:p>
          <text:p text:style-name="P3"><text:span text:style-name="T3">IP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572cm" svg:height="2.794cm" svg:x="1.962cm" svg:y="7.8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0.996cm" svg:x="8.06cm" svg:y="6.654cm">
          <text:p text:style-name="P2"><text:span text:style-name="T1">Gateway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.08cm" svg:height="2.098cm" svg:x="8.06cm" svg:y="7.65cm">
          <text:p text:style-name="P8"><text:span text:style-name="T7">MAC(XX:XX:XX:XX)</text:span></text:p>
          <text:p text:style-name="P9"><text:span text:style-name="T8">IP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0.996cm" svg:x="18.026cm" svg:y="12.908cm">
          <text:p text:style-name="P2"><text:span text:style-name="T1">Serveur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2.098cm" svg:x="18.026cm" svg:y="13.904cm">
          <text:p text:style-name="P3"><text:span text:style-name="T2">MAC(XX:XX:..:XX)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5.588cm" svg:y1="4.826cm" svg:x2="7.62cm" svg:y2="4.826cm">
          <text:p/>
        </draw:line>
        <draw:line draw:style-name="gr7" draw:text-style-name="P11" draw:layer="layout" svg:x1="6.188cm" svg:y1="5.326cm" svg:x2="7.62cm" svg:y2="5.326cm">
          <text:p/>
        </draw:line>
        <draw:line draw:style-name="gr7" draw:text-style-name="P11" draw:layer="layout" svg:x1="6.788cm" svg:y1="5.926cm" svg:x2="7.62cm" svg:y2="5.926cm">
          <text:p/>
        </draw:line>
        <draw:line draw:style-name="gr7" draw:text-style-name="P11" draw:layer="layout" svg:x1="7.62cm" svg:y1="4.734cm" svg:x2="7.62cm" svg:y2="7.274cm">
          <text:p/>
        </draw:line>
        <draw:line draw:style-name="gr7" draw:text-style-name="P11" draw:layer="layout" svg:x1="7.596cm" svg:y1="7.229cm" svg:x2="8.06cm" svg:y2="7.229cm">
          <text:p/>
        </draw:line>
        <draw:custom-shape draw:style-name="gr2" draw:text-style-name="P2" draw:layer="layout" svg:width="5.08cm" svg:height="1.016cm" svg:x="21.86cm" svg:y="4.572cm">
          <text:p text:style-name="P2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4" draw:layer="layout" svg:width="5.08cm" svg:height="4.826cm" svg:x="21.86cm" svg:y="5.5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7" draw:layer="layout" svg:width="4.572cm" svg:height="2.794cm" svg:x="22.114cm" svg:y="6.8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5.08cm" svg:height="1.016cm" svg:x="21.86cm" svg:y="4.572cm">
          <text:p text:style-name="P2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4" draw:layer="layout" svg:width="5.08cm" svg:height="4.826cm" svg:x="21.86cm" svg:y="5.5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7" draw:layer="layout" svg:width="4.572cm" svg:height="2.794cm" svg:x="22.114cm" svg:y="6.8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5.08cm" svg:height="1.016cm" svg:x="21.26cm" svg:y="5.072cm">
          <text:p text:style-name="P2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4" draw:layer="layout" svg:width="5.08cm" svg:height="4.826cm" svg:x="21.26cm" svg:y="6.0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7" draw:layer="layout" svg:width="4.572cm" svg:height="2.794cm" svg:x="21.514cm" svg:y="7.3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5.08cm" svg:height="1.016cm" svg:x="21.26cm" svg:y="5.072cm">
          <text:p text:style-name="P2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4" draw:layer="layout" svg:width="5.08cm" svg:height="4.826cm" svg:x="21.26cm" svg:y="6.0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7" draw:layer="layout" svg:width="4.572cm" svg:height="2.794cm" svg:x="21.514cm" svg:y="7.3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5.08cm" svg:height="1.016cm" svg:x="20.66cm" svg:y="5.572cm">
          <text:p text:style-name="P2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4" draw:layer="layout" svg:width="5.08cm" svg:height="4.826cm" svg:x="20.66cm" svg:y="6.5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7" draw:layer="layout" svg:width="4.572cm" svg:height="2.794cm" svg:x="20.914cm" svg:y="7.8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5.08cm" svg:height="1.016cm" svg:x="20.66cm" svg:y="5.572cm">
          <text:p text:style-name="P2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4" draw:layer="layout" svg:width="5.08cm" svg:height="4.826cm" svg:x="20.66cm" svg:y="6.588cm">
          <text:p text:style-name="P3"><text:span text:style-name="T2">MAC(XX:XX:XX:XX)</text:span></text:p>
          <text:p text:style-name="P3"><text:span text:style-name="T3">IP</text:span></text:p>
          <text:p text:style-name="P3"><text:span text:style-name="T3"/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7" draw:layer="layout" svg:width="4.572cm" svg:height="2.794cm" svg:x="20.914cm" svg:y="7.8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2" draw:layer="layout" svg:width="5.08cm" svg:height="0.996cm" svg:x="14.308cm" svg:y="6.654cm">
          <text:p text:style-name="P2"><text:span text:style-name="T1">Gateway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12" draw:layer="layout" svg:width="5.08cm" svg:height="2.098cm" svg:x="14.308cm" svg:y="7.65cm">
          <text:p text:style-name="P8"><text:span text:style-name="T7">MAC(XX:XX:XX:XX)</text:span></text:p>
          <text:p text:style-name="P9"><text:span text:style-name="T8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7" draw:text-style-name="P11" draw:layer="layout" svg:x1="21.86cm" svg:y1="4.826cm" svg:x2="19.828cm" svg:y2="4.826cm">
          <text:p/>
        </draw:line>
        <draw:line draw:style-name="gr7" draw:text-style-name="P11" draw:layer="layout" svg:x1="21.26cm" svg:y1="5.326cm" svg:x2="19.828cm" svg:y2="5.326cm">
          <text:p/>
        </draw:line>
        <draw:line draw:style-name="gr7" draw:text-style-name="P11" draw:layer="layout" svg:x1="20.66cm" svg:y1="5.926cm" svg:x2="19.828cm" svg:y2="5.926cm">
          <text:p/>
        </draw:line>
        <draw:line draw:style-name="gr7" draw:text-style-name="P11" draw:layer="layout" svg:x1="19.828cm" svg:y1="4.734cm" svg:x2="19.828cm" svg:y2="7.274cm">
          <text:p/>
        </draw:line>
        <draw:line draw:style-name="gr7" draw:text-style-name="P11" draw:layer="layout" svg:x1="19.852cm" svg:y1="7.229cm" svg:x2="19.388cm" svg:y2="7.229cm">
          <text:p/>
        </draw:line>
        <draw:line draw:style-name="gr7" draw:text-style-name="P11" draw:layer="layout" svg:x1="10.668cm" svg:y1="9.748cm" svg:x2="10.668cm" svg:y2="11.43cm">
          <text:p/>
        </draw:line>
        <draw:line draw:style-name="gr7" draw:text-style-name="P11" draw:layer="layout" svg:x1="16.868cm" svg:y1="9.748cm" svg:x2="16.868cm" svg:y2="11.43cm">
          <text:p/>
        </draw:line>
        <draw:line draw:style-name="gr7" draw:text-style-name="P11" draw:layer="layout" svg:x1="10.668cm" svg:y1="11.43cm" svg:x2="16.868cm" svg:y2="11.43cm">
          <text:p/>
        </draw:line>
        <draw:line draw:style-name="gr7" draw:text-style-name="P11" draw:layer="layout" svg:x1="13.716cm" svg:y1="11.384cm" svg:x2="13.716cm" svg:y2="12.908cm">
          <text:p/>
        </draw:line>
        <draw:line draw:style-name="gr7" draw:text-style-name="P11" draw:layer="layout" svg:x1="16.24cm" svg:y1="13.462cm" svg:x2="18.026cm" svg:y2="13.462cm">
          <text:p/>
        </draw:line>
        <draw:custom-shape draw:style-name="gr9" draw:text-style-name="P2" draw:layer="layout" svg:width="3.056cm" svg:height="0.996cm" svg:x="18.826cm" svg:y="14.808cm">
          <text:p text:style-name="P2"><text:span text:style-name="T1">BDD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056cm" svg:height="2.098cm" svg:x="18.826cm" svg:y="15.804cm">
          <text:p text:style-name="P3"><text:span text:style-name="T2"/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s éléments communiquant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 collecte de donnée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OX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figuration réseau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 protocole MQTT 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textarea-vertical-align="middle" draw:auto-grow-height="true" draw:auto-grow-width="false" fo:min-height="1.25cm" fo:min-width="0cm"/>
      <style:paragraph-properties style:writing-mode="lr-tb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margin-top="0cm" fo:margin-bottom="0cm" fo:line-height="100%" fo:text-align="end" fo:text-indent="0cm" style:text-autospace="none" style:punctuation-wrap="simple" style:writing-mode="lr-tb">
        <style:tab-stops/>
      </style:paragraph-properties>
    </style:style>
    <style:style style:name="M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none" style:punctuation-wrap="simple" style:writing-mode="lr-tb">
        <style:tab-stops/>
      </style:paragraph-properties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draw:frame draw:style-name="Mgr3" draw:text-style-name="MP12" draw:layer="backgroundobjects" svg:width="17.96cm" svg:height="1.5cm" svg:x="2.54cm" svg:y="19cm">
        <draw:text-box>
          <text:p text:style-name="MP11"><text:s text:c="20"/><text:s text:c="14"/>Projet IOTIA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4" draw:layer="backgroundobjects" svg:width="6.5cm" svg:height="1.5cm" svg:x="21cm" svg:y="19cm" presentation:class="date-time">
        <draw:text-box>
          <text:p text:style-name="MP13"><presentation:date-time/></text:p>
        </draw:text-box>
      </draw:frame>
      <draw:frame presentation:style-name="Mpr10" draw:text-style-name="MP15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1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22:48:47.962811957</meta:creation-date>
    <meta:editing-duration>PT7M18S</meta:editing-duration>
    <meta:editing-cycles>6</meta:editing-cycles>
    <meta:generator>LibreOffice/6.4.6.2$Linux_X86_64 LibreOffice_project/40$Build-2</meta:generator>
    <dc:title>Alizarin</dc:title>
    <dc:date>2021-04-14T23:59:09.176516579</dc:date>
    <meta:document-statistic meta:object-count="124"/>
  </office:meta>
</office:document-meta>
</file>